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b707b" officeooo:paragraph-rsid="001b707b"/>
    </style:style>
    <style:style style:name="P2" style:family="paragraph" style:parent-style-name="Standard">
      <style:paragraph-properties fo:text-align="center" style:justify-single-word="false"/>
      <style:text-properties officeooo:rsid="001b707b" officeooo:paragraph-rsid="001b707b"/>
    </style:style>
    <style:style style:name="P3" style:family="paragraph" style:parent-style-name="Standard">
      <style:text-properties fo:font-style="italic" officeooo:rsid="001b707b" officeooo:paragraph-rsid="001b707b" style:font-style-asian="italic" style:font-style-complex="italic"/>
    </style:style>
    <style:style style:name="P4" style:family="paragraph" style:parent-style-name="Standard">
      <style:text-properties officeooo:rsid="001c644f" officeooo:paragraph-rsid="001c644f"/>
    </style:style>
    <style:style style:name="P5" style:family="paragraph" style:parent-style-name="Standard">
      <style:text-properties officeooo:rsid="001c644f" officeooo:paragraph-rsid="001e2bc6"/>
    </style:style>
    <style:style style:name="P6" style:family="paragraph" style:parent-style-name="Standard">
      <style:text-properties officeooo:rsid="001c644f" officeooo:paragraph-rsid="002151f9"/>
    </style:style>
    <style:style style:name="P7" style:family="paragraph" style:parent-style-name="Standard">
      <style:text-properties officeooo:rsid="001c644f" officeooo:paragraph-rsid="00230d56"/>
    </style:style>
    <style:style style:name="P8" style:family="paragraph" style:parent-style-name="Standard">
      <style:text-properties officeooo:rsid="001c644f" officeooo:paragraph-rsid="0029f993"/>
    </style:style>
    <style:style style:name="P9" style:family="paragraph" style:parent-style-name="Standard">
      <style:text-properties officeooo:rsid="001e2bc6" officeooo:paragraph-rsid="001e2bc6"/>
    </style:style>
    <style:style style:name="P10" style:family="paragraph" style:parent-style-name="Standard">
      <style:text-properties officeooo:rsid="001e2bc6" officeooo:paragraph-rsid="001e9836"/>
    </style:style>
    <style:style style:name="P11" style:family="paragraph" style:parent-style-name="Standard">
      <style:text-properties officeooo:rsid="001e9836" officeooo:paragraph-rsid="001e9836"/>
    </style:style>
    <style:style style:name="P12" style:family="paragraph" style:parent-style-name="Standard">
      <style:text-properties officeooo:rsid="001fa298" officeooo:paragraph-rsid="001fa298"/>
    </style:style>
    <style:style style:name="P13" style:family="paragraph" style:parent-style-name="Standard">
      <style:text-properties officeooo:rsid="002151f9" officeooo:paragraph-rsid="002151f9"/>
    </style:style>
    <style:style style:name="P14" style:family="paragraph" style:parent-style-name="Standard">
      <style:text-properties officeooo:rsid="00230d56" officeooo:paragraph-rsid="00230d56"/>
    </style:style>
    <style:style style:name="P15" style:family="paragraph" style:parent-style-name="Standard">
      <style:text-properties officeooo:rsid="0023477c" officeooo:paragraph-rsid="0023477c"/>
    </style:style>
    <style:style style:name="P16" style:family="paragraph" style:parent-style-name="Standard">
      <style:text-properties officeooo:rsid="0023f455" officeooo:paragraph-rsid="0023f455"/>
    </style:style>
    <style:style style:name="P17" style:family="paragraph" style:parent-style-name="Standard">
      <style:text-properties officeooo:rsid="0024c6b6" officeooo:paragraph-rsid="0024c6b6"/>
    </style:style>
    <style:style style:name="P18" style:family="paragraph" style:parent-style-name="Standard">
      <style:text-properties officeooo:rsid="00250ce3" officeooo:paragraph-rsid="00250ce3"/>
    </style:style>
    <style:style style:name="P19" style:family="paragraph" style:parent-style-name="Standard">
      <style:paragraph-properties fo:break-before="page"/>
      <style:text-properties officeooo:rsid="00250ce3" officeooo:paragraph-rsid="00250ce3"/>
    </style:style>
    <style:style style:name="P20" style:family="paragraph" style:parent-style-name="Standard">
      <style:text-properties officeooo:rsid="0026ae7e" officeooo:paragraph-rsid="0026ae7e"/>
    </style:style>
    <style:style style:name="P21" style:family="paragraph" style:parent-style-name="Standard">
      <style:text-properties officeooo:rsid="002885c3" officeooo:paragraph-rsid="002885c3"/>
    </style:style>
    <style:style style:name="P22" style:family="paragraph" style:parent-style-name="Heading_20_3">
      <style:paragraph-properties fo:break-before="page"/>
    </style:style>
    <style:style style:name="P23" style:family="paragraph" style:parent-style-name="Standard">
      <style:paragraph-properties fo:break-before="page"/>
      <style:text-properties officeooo:rsid="001c644f" officeooo:paragraph-rsid="001c644f"/>
    </style:style>
    <style:style style:name="P24" style:family="paragraph" style:parent-style-name="Standard">
      <style:text-properties fo:color="#c9211e" loext:opacity="100%" fo:font-weight="bold" officeooo:rsid="002f58c4" officeooo:paragraph-rsid="002f58c4" style:font-weight-asian="bold" style:font-weight-complex="bold"/>
    </style:style>
    <style:style style:name="T1" style:family="text">
      <style:text-properties officeooo:rsid="001e2bc6"/>
    </style:style>
    <style:style style:name="T2" style:family="text">
      <style:text-properties officeooo:rsid="001e9836"/>
    </style:style>
    <style:style style:name="T3" style:family="text">
      <style:text-properties officeooo:rsid="001fa298"/>
    </style:style>
    <style:style style:name="T4" style:family="text">
      <style:text-properties officeooo:rsid="002151f9"/>
    </style:style>
    <style:style style:name="T5" style:family="text">
      <style:text-properties officeooo:rsid="00230d56"/>
    </style:style>
    <style:style style:name="T6" style:family="text">
      <style:text-properties officeooo:rsid="0023477c"/>
    </style:style>
    <style:style style:name="T7" style:family="text">
      <style:text-properties officeooo:rsid="0023f455"/>
    </style:style>
    <style:style style:name="T8" style:family="text">
      <style:text-properties fo:font-size="10pt" style:font-size-asian="10pt" style:font-size-complex="10pt"/>
    </style:style>
    <style:style style:name="T9" style:family="text">
      <style:text-properties style:text-position="super 58%"/>
    </style:style>
    <style:style style:name="T10" style:family="text">
      <style:text-properties style:text-position="super 58%" officeooo:rsid="001e2bc6"/>
    </style:style>
    <style:style style:name="T11" style:family="text">
      <style:text-properties officeooo:rsid="002885c3"/>
    </style:style>
    <style:style style:name="T12" style:family="text">
      <style:text-properties fo:font-size="11pt" fo:font-style="italic" officeooo:rsid="002885c3" style:font-size-asian="11pt" style:font-style-asian="italic" style:font-size-complex="11pt" style:font-style-complex="italic"/>
    </style:style>
    <style:style style:name="T13" style:family="text">
      <style:text-properties fo:font-size="11pt" fo:font-style="italic" officeooo:rsid="0029f993" style:font-size-asian="11pt" style:font-style-asian="italic" style:font-size-complex="11pt" style:font-style-complex="italic"/>
    </style:style>
    <style:style style:name="T14" style:family="text">
      <style:text-properties fo:font-size="11pt" fo:font-style="italic" officeooo:rsid="002a88c6" style:font-size-asian="11pt" style:font-style-asian="italic" style:font-size-complex="11pt" style:font-style-complex="italic"/>
    </style:style>
    <style:style style:name="T15" style:family="text">
      <style:text-properties officeooo:rsid="002b14be"/>
    </style:style>
    <style:style style:name="T16" style:family="text">
      <style:text-properties officeooo:rsid="002bfe40"/>
    </style:style>
    <style:style style:name="T17" style:family="text">
      <style:text-properties officeooo:rsid="00313f7b"/>
    </style:style>
    <style:style style:name="T18" style:family="text">
      <style:text-properties style:text-position="sub 58%" officeooo:rsid="00313f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tivation of Homotopy Levels From Multiple PSQs</text:p>
      <text:p text:style-name="P2">by Sven Nilsen, 2022</text:p>
      <text:p text:style-name="P1"/>
      <text:p text:style-name="P3">In this paper I show that multiple PSQs motivates Martin-Löf identity types and therefore homotopy levels as avatar extension. This implies that multiple PSQs – not pure PSQ – is the foundation of mathematics.</text:p>
      <text:p text:style-name="P1"/>
      <text:p text:style-name="P24">Notice! This paper was written based on a false assumption that substitution of quality using homotopy level 2 avoided contraction with level 1, enabling multiple PSQs to be distinguished from each other while keeping a common basis by equality. <text:span text:style-name="T17">It turns out that when `~</text:span><text:span text:style-name="T18">0</text:span><text:span text:style-name="T17">x == ~</text:span><text:span text:style-name="T18">1</text:span><text:span text:style-name="T17">x` for all `x` with two theories PSQ-0 and PSQ-1, they collapse into a common PSQ theory that can prove `false` if the individual axioms added to the qubit operator are incompatible. This in turn undermines the idea of motivation of homotopy levels from multiple PSQs, since using symbolic identity as congruence over all instance theories of PSQ yields a single PSQ theory. In fact, the motivation collapses into the same motivation that was used for development of Homotopy Type Theory. While this error is interesting in itself, it means this paper does not provide a sound argument. The paper is still kept in the Path Semantics repository, with this notice, since it provides a useful perspective on introduction of Martin-Löf identity types, even though this perspective contains a flaw. The original text of the paper continues on the next page.</text:span></text:p>
      <text:p text:style-name="P23">Path Semantical Quantum Propositional Logic (PSQ)<text:span text:style-name="T9"><text:reference-ref text:reference-format="text" text:ref-name="psq">[1]</text:reference-ref></text:span> extends Propositional Calculus<text:span text:style-name="T9"><text:reference-ref text:reference-format="text" text:ref-name="propositional calculus">[2]</text:reference-ref></text:span> with a single operator `~` called a “qubit”<text:span text:style-name="T9"><text:reference-ref text:reference-format="text" text:ref-name="path semantical qubit">[3]</text:reference-ref></text:span>. From this operator alone, one can model <text:span text:style-name="T7">many</text:span>-value<text:span text:style-name="T7">d</text:span> logic<text:span text:style-name="T9"><text:reference-ref text:reference-format="text" text:ref-name="many-valued logic">[4]</text:reference-ref></text:span> and Path Semantical Quality<text:span text:style-name="T9"><text:reference-ref text:reference-format="text" text:ref-name="path semantical quality">[5]</text:reference-ref></text:span> that is necessary for Path Semantics<text:span text:style-name="T9"><text:reference-ref text:reference-format="text" text:ref-name="path semantics">[6]</text:reference-ref></text:span>.</text:p>
      <text:p text:style-name="P4"/>
      <text:p text:style-name="P4">Ongoing research on PSQ shows, which I will not go into details about here, that there are multiple possible PSQs in constructive logic with reasonable axioms, of the qubit operator, that are exclusive to each other.</text:p>
      <text:p text:style-name="P4"/>
      <text:p text:style-name="P4">For example, assume that PSQ-A and PSQ-B are two possible PSQs. These two logical languages might be incompatible, such that if one assumes both sets of axioms for the qubit operator, one can prove `false`.</text:p>
      <text:p text:style-name="P4"/>
      <text:p text:style-name="P4">To distinguish common theorems of PSQs from specific versions of PSQ, one talks about a “pure PSQ” which does not assume <text:span text:style-name="T1">any axioms, except that symbolic identity is a congruence</text:span><text:span text:style-name="T10"><text:reference-ref text:reference-format="text" text:ref-name="congruence relation">[7]</text:reference-ref></text:span><text:span text:style-name="T1">:</text:span></text:p>
      <text:p text:style-name="P4"/>
      <text:p text:style-name="P4"><text:tab/><text:span text:style-name="T1">x : ~a</text:span></text:p>
      <text:p text:style-name="P8"><text:tab/><text:span text:style-name="T1">y : ~a<text:tab/><text:tab/><text:tab/></text:span><text:span text:style-name="T12">Notice! This notation is not meant to be interpreted literally.</text:span></text:p>
      <text:p text:style-name="P8"><text:tab/>-------<text:tab/><text:tab/><text:tab/><text:span text:style-name="T12">It roughly translates to dependent types (e.g. Coq), or traits in Rust.</text:span></text:p>
      <text:p text:style-name="P4"><text:tab/><text:span text:style-name="T1">x == y</text:span></text:p>
      <text:p text:style-name="P4"/>
      <text:p text:style-name="P9">In most mathematical languages, this axiom is unexpressible and assumed implicitly.</text:p>
      <text:p text:style-name="P9"/>
      <text:p text:style-name="P9">What makes the qubit operator in PSQ special, is that,</text:p>
      <text:p text:style-name="P9">while symbolic identity is a congruence, the same does not hold for equality:</text:p>
      <text:p text:style-name="P9"/>
      <text:p text:style-name="P5"><text:tab/><text:span text:style-name="T1">x : ~a</text:span></text:p>
      <text:p text:style-name="P5"><text:tab/><text:span text:style-name="T1">y : ~b<text:tab/><text:tab/><text:tab/></text:span><text:span text:style-name="T13">Equality is not congruent because qubits do not</text:span></text:p>
      <text:p text:style-name="P5"><text:s text:c="12"/><text:span text:style-name="T1">a == b<text:tab/><text:tab/><text:tab/></text:span><text:span text:style-name="T13">assume substitution in the argument by equality.</text:span></text:p>
      <text:p text:style-name="P5"><text:tab/>-------</text:p>
      <text:p text:style-name="P5"><text:tab/><text:span text:style-name="T1">x ¬= y</text:span></text:p>
      <text:p text:style-name="P5"/>
      <text:p text:style-name="P9">In the classical implementation of PSQ<text:span text:style-name="T9"><text:reference-ref text:reference-format="text" text:ref-name="pocket-prover">[8]</text:reference-ref></text:span>, the above holds probabilistically.</text:p>
      <text:p text:style-name="P10">This means that it is true in the limit when <text:span text:style-name="T2">`</text:span>x ¬= y<text:span text:style-name="T2">` is not expressed directly,<text:line-break/>but assumed implicitly and by </text:span>running proof<text:span text:style-name="T2">s</text:span> infinitely times.</text:p>
      <text:p text:style-name="P10"/>
      <text:p text:style-name="P11">In constructive implementations of PSQ<text:span text:style-name="T9"><text:reference-ref text:reference-format="text" text:ref-name="prop">[9]</text:reference-ref></text:span>, <text:span text:style-name="T3">the above axiom is often not assumed, since theorem proving with symbolic distinction requires adding an assumption `(a == b) =&gt; (a ~~ b)`.<text:line-break/>It is more common to express such cases explicitly, while otherwise simply lacking such proofs.</text:span></text:p>
      <text:p text:style-name="P9"/>
      <text:p text:style-name="P11">The reason for <text:span text:style-name="T15">this </text:span>strange behaviour is that symbolic identity <text:span text:style-name="T3">is very subtle in mathematics.</text:span></text:p>
      <text:p text:style-name="P12">Symbolic identity is biased by Seshatism<text:span text:style-name="T9"><text:reference-ref text:reference-format="text" text:ref-name="seshatism">[10]</text:reference-ref></text:span>. This means that it has a different bi<text:span text:style-name="T16">a</text:span>s of existence than mathematical objects biased by Platonism<text:span text:style-name="T9"><text:reference-ref text:reference-format="text" text:ref-name="seshatism vs platonism">[11]</text:reference-ref></text:span>. One can imagine mathematical objects in Platonism as having some topology<text:span text:style-name="T9"><text:reference-ref text:reference-format="text" text:ref-name="topology">[12]</text:reference-ref></text:span>, such that topological equivalent<text:span text:style-name="T9"><text:reference-ref text:reference-format="text" text:ref-name="topological equivalence">[13]</text:reference-ref></text:span> objects are equal. In Seshatism, one is able to “probe” the underlying geometry of the topology, such that the abstract mathematical object gets manifested in a “physical form”, also called an “avatar”<text:span text:style-name="T9"><text:reference-ref text:reference-format="text" text:ref-name="avatar extensions">[14]</text:reference-ref></text:span>.</text:p>
      <text:p text:style-name="P12"/>
      <text:p text:style-name="P12">In most mathematical languages, it is not possible to reason about symbolic identity, because it makes reasoning unsound<text:span text:style-name="T9"><text:reference-ref text:reference-format="text" text:ref-name="symbolic distinction">[15]</text:reference-ref></text:span>. However, in Path Semantics<text:span text:style-name="T9"><text:reference-ref text:reference-format="text" text:ref-name="path semantics">[6]</text:reference-ref></text:span>, it is exploited that symbolic distinction is possible to reason about without causing unsoundness, as long symbolic identity is never manifested <text:span text:style-name="T4">directly</text:span>.</text:p>
      <text:p text:style-name="P12"/>
      <text:p text:style-name="P13"><text:soft-page-break/>The difficulty of reasoning about symbolic identity, has lead to development of mathematical languages where equality is identical to identity up to some homotopy<text:span text:style-name="T9"><text:reference-ref text:reference-format="text" text:ref-name="homotopy type theory">[16]</text:reference-ref></text:span>. The homotopy can be thought of as the definition of topological equivalence.</text:p>
      <text:p text:style-name="P13"/>
      <text:p text:style-name="P13">Basically, by introducing an identity type `Id`<text:span text:style-name="T9"><text:reference-ref text:reference-format="text" text:ref-name="identity type">[17]</text:reference-ref></text:span>, one can restore congruence of equality:</text:p>
      <text:p text:style-name="P13"/>
      <text:p text:style-name="P6"><text:tab/><text:span text:style-name="T1">x : ~a</text:span></text:p>
      <text:p text:style-name="P6"><text:tab/><text:span text:style-name="T1">y : ~b<text:tab/><text:tab/><text:tab/><text:tab/></text:span><text:span text:style-name="T13">Congruence is restored by providing additional proof.</text:span></text:p>
      <text:p text:style-name="P6"><text:tab/><text:span text:style-name="T4">p : Id(a, b)<text:tab/><text:tab/><text:tab/></text:span><text:span text:style-name="T13">However, since this proof requires more axioms to work as</text:span></text:p>
      <text:p text:style-name="P6"><text:s text:c="12"/><text:span text:style-name="T1">a == b<text:tab/><text:tab/><text:tab/><text:tab/></text:span><text:span text:style-name="T13">symbolic identity should work, it is non-trivial to implement.</text:span></text:p>
      <text:p text:style-name="P6"><text:tab/>-------------<text:tab/><text:tab/><text:tab/><text:span text:style-name="T13">Correct implementation depends on chosen mathematical language.</text:span></text:p>
      <text:p text:style-name="P6"><text:tab/><text:span text:style-name="T1">x </text:span><text:span text:style-name="T4">=</text:span><text:span text:style-name="T1">= y</text:span></text:p>
      <text:p text:style-name="P6"/>
      <text:p text:style-name="P13">Now, since `a` and `b` are thought of as identical, it is desirable to not needing mentioning equality, since it should follow from `p : Id(a, b)`. However, to solve this problem, one must develop homotopy levels<text:span text:style-name="T9"><text:reference-ref text:reference-format="text" text:ref-name="homotopy level">[18]</text:reference-ref></text:span> properly. I will not go into this in detail here.</text:p>
      <text:p text:style-name="P13"/>
      <text:p text:style-name="P14">In summary, by introducing an identity type `Id`, one can reason “as if” symbols were identical.</text:p>
      <text:p text:style-name="P14"/>
      <text:p text:style-name="P14">However, what is the motivation of introducing `Id` in the foundation of mathematics, besides higher levels motivation such as topology?</text:p>
      <text:p text:style-name="P14"/>
      <text:p text:style-name="P14">The answer is that quality in multiple PSQs has the property that different versions of the qubit operator gives rise to different versions of quality, which motivates reasoning relative to pure PSQ in the precise way `Id` is introduced.</text:p>
      <text:p text:style-name="P14"/>
      <text:p text:style-name="P14">The quality in a specific PSQ has the interesting mathematical property that it implies equality while having a notion of a stronger equivalence. This means that the following axiom can hold within a specific PSQ:</text:p>
      <text:p text:style-name="P14"/>
      <text:p text:style-name="P14"><text:tab/><text:span text:style-name="T1">x : ~a</text:span></text:p>
      <text:p text:style-name="P7"><text:tab/><text:span text:style-name="T1">y : ~a<text:tab/><text:tab/><text:tab/><text:tab/></text:span><text:span text:style-name="T13">A stronger notion of equivalence by quality encodes</text:span></text:p>
      <text:p text:style-name="P7"><text:tab/><text:span text:style-name="T5">v : ~x<text:tab/><text:tab/><text:tab/><text:tab/></text:span><text:span text:style-name="T13">relations </text:span><text:span text:style-name="T14">that can be used to prove more powerful theorems.</text:span></text:p>
      <text:p text:style-name="P7"><text:tab/><text:span text:style-name="T5">w : ~y<text:tab/><text:tab/><text:tab/><text:tab/></text:span><text:span text:style-name="T14">In one interpretation, the qubit operator behaves like time.</text:span></text:p>
      <text:p text:style-name="P7"><text:tab/>-------<text:tab/><text:tab/><text:tab/><text:tab/><text:span text:style-name="T14">Time passes when the future is constructed partially.</text:span></text:p>
      <text:p text:style-name="P7"><text:tab/><text:span text:style-name="T1">x </text:span><text:span text:style-name="T5">~~</text:span><text:span text:style-name="T1"> y</text:span></text:p>
      <text:p text:style-name="P7"/>
      <text:p text:style-name="P14">The notion of quality depends on the qubit operator, so each specific PSQ can <text:span text:style-name="T6">use a “self-stronger” sense of equivalence that distinguishes PSQs from each other, while sharing pure PSQ through equality. `x ~~ y` above is defined as `(x == y) ⋀ ~x ⋀ ~y`, which explains why `v` and `w` are needed. To make such reasoning more powerful, one requires introducing `Id` and homotopy levels.</text:span></text:p>
      <text:h text:style-name="P22" text:outline-level="3">References:</text:h>
      <text:p text:style-name="P15"/>
      <text:p text:style-name="P16"><text:reference-mark-start text:name="psq"/>[1]<text:reference-mark-end text:name="psq"/><text:tab/>“PSQ – Path Semantical Quantum Propositional Logic”</text:p>
      <text:p text:style-name="P16"><text:tab/>AdvancedResearch – Summary page on Path Semantical Quality</text:p>
      <text:p text:style-name="P16"><text:tab/><text:a xlink:type="simple" xlink:href="https://advancedresearch.github.io/quality/summary.html#psq---path-semantical-quantum-propositional-logic" text:style-name="Internet_20_link" text:visited-style-name="Visited_20_Internet_20_Link"><text:span text:style-name="T8">https://advancedresearch.github.io/quality/summary.html#psq---path-semantical-quantum-propositional-logic</text:span></text:a></text:p>
      <text:p text:style-name="P16"/>
      <text:p text:style-name="P16"><text:reference-mark-start text:name="propositional calculus"/>[2]<text:reference-mark-end text:name="propositional calculus"/><text:tab/>“Propositional calculus”</text:p>
      <text:p text:style-name="P16"><text:tab/>Wikipedia</text:p>
      <text:p text:style-name="P16"><text:tab/><text:a xlink:type="simple" xlink:href="https://en.wikipedia.org/wiki/Propositional_calculus" text:style-name="Internet_20_link" text:visited-style-name="Visited_20_Internet_20_Link"><text:span text:style-name="T8">https://en.wikipedia.org/wiki/Propositional_calculus</text:span></text:a></text:p>
      <text:p text:style-name="P16"/>
      <text:p text:style-name="P16"><text:reference-mark-start text:name="path semantical qubit"/>[3]<text:reference-mark-end text:name="path semantical qubit"/><text:tab/>“Path Semantical Qubit”</text:p>
      <text:p text:style-name="P16"><text:tab/>Wikipedia</text:p>
      <text:p text:style-name="P16"><text:tab/><text:a xlink:type="simple" xlink:href="https://github.com/advancedresearch/path_semantics/blob/master/papers-wip2/path-semantical-qubit.pdf" text:style-name="Internet_20_link" text:visited-style-name="Visited_20_Internet_20_Link"><text:span text:style-name="T8">https://github.com/advancedresearch/path_semantics/blob/master/papers-wip2/path-semantical-qubit.pdf</text:span></text:a></text:p>
      <text:p text:style-name="P16"/>
      <text:p text:style-name="P16"><text:reference-mark-start text:name="many-valued logic"/>[4]<text:reference-mark-end text:name="many-valued logic"/><text:tab/>“Many-valued logic”</text:p>
      <text:p text:style-name="P16"><text:tab/>Wikipedia</text:p>
      <text:p text:style-name="P16"><text:tab/><text:a xlink:type="simple" xlink:href="https://en.wikipedia.org/wiki/Many-valued_logic" text:style-name="Internet_20_link" text:visited-style-name="Visited_20_Internet_20_Link"><text:span text:style-name="T8">https://en.wikipedia.org/wiki/Many-valued_logic</text:span></text:a></text:p>
      <text:p text:style-name="P16"/>
      <text:p text:style-name="P16"><text:reference-mark-start text:name="path semantical quality"/>[5]<text:reference-mark-end text:name="path semantical quality"/><text:tab/>“Path Semantical Quality”</text:p>
      <text:p text:style-name="P16"><text:tab/>Sven Nilsen, 2021</text:p>
      <text:p text:style-name="P16"><text:tab/><text:a xlink:type="simple" xlink:href="https://github.com/advancedresearch/path_semantics/blob/master/papers-wip2/path-semantical-quality.pdf" text:style-name="Internet_20_link" text:visited-style-name="Visited_20_Internet_20_Link"><text:span text:style-name="T8">https://github.com/advancedresearch/path_semantics/blob/master/papers-wip2/path-semantical-quality.pdf</text:span></text:a></text:p>
      <text:p text:style-name="P16"/>
      <text:p text:style-name="P16"><text:reference-mark-start text:name="path semantics"/>[6]<text:reference-mark-end text:name="path semantics"/><text:tab/>“Path Semantics”</text:p>
      <text:p text:style-name="P16"><text:tab/>Sven Nilsen, 2016-2021</text:p>
      <text:p text:style-name="P16"><text:tab/><text:a xlink:type="simple" xlink:href="https://github.com/advancedresearch/path_semantics/blob/master/papers-wip/path-semantics.pdf" text:style-name="Internet_20_link" text:visited-style-name="Visited_20_Internet_20_Link"><text:span text:style-name="T8">https://github.com/advancedresearch/path_semantics/blob/master/papers-wip/path-semantics.pdf</text:span></text:a></text:p>
      <text:p text:style-name="P16"/>
      <text:p text:style-name="P17"><text:reference-mark-start text:name="congruence relation"/>[7]<text:reference-mark-end text:name="congruence relation"/><text:tab/>“Congruence relation”</text:p>
      <text:p text:style-name="P17"><text:tab/>Wikipedia</text:p>
      <text:p text:style-name="P17"><text:tab/><text:a xlink:type="simple" xlink:href="https://en.wikipedia.org/wiki/Congruence_relation" text:style-name="Internet_20_link" text:visited-style-name="Visited_20_Internet_20_Link"><text:span text:style-name="T8">https://en.wikipedia.org/wiki/Congruence_relation</text:span></text:a></text:p>
      <text:p text:style-name="P17"/>
      <text:p text:style-name="P17"><text:reference-mark-start text:name="pocket-prover"/>[8]<text:reference-mark-end text:name="pocket-prover"/><text:tab/>“Pocket-Prover”</text:p>
      <text:p text:style-name="P17"><text:tab/>AdvancedResearch</text:p>
      <text:p text:style-name="P17"><text:tab/><text:a xlink:type="simple" xlink:href="https://github.com/advancedresearch/pocket_prover" text:style-name="Internet_20_link" text:visited-style-name="Visited_20_Internet_20_Link"><text:span text:style-name="T8">https://github.com/advancedresearch/pocket_prover</text:span></text:a></text:p>
      <text:p text:style-name="P17"/>
      <text:p text:style-name="P17"><text:reference-mark-start text:name="prop"/>[9]<text:reference-mark-end text:name="prop"/><text:tab/>“Prop – Propositional logic with types in Rust”</text:p>
      <text:p text:style-name="P17"><text:tab/>AdvancedResearch</text:p>
      <text:p text:style-name="P17"><text:tab/><text:a xlink:type="simple" xlink:href="https://github.com/advancedresearch/prop" text:style-name="Internet_20_link" text:visited-style-name="Visited_20_Internet_20_Link"><text:span text:style-name="T8">https://github.com/advancedresearch/prop</text:span></text:a></text:p>
      <text:p text:style-name="P17"/>
      <text:p text:style-name="P18"><text:reference-mark-start text:name="seshatism"/>[10]<text:reference-mark-end text:name="seshatism"/><text:tab/>“Seshatism”</text:p>
      <text:p text:style-name="P18"><text:tab/>Sven Nilsen, 2021-2022</text:p>
      <text:p text:style-name="P18"><text:tab/><text:a xlink:type="simple" xlink:href="https://github.com/advancedresearch/path_semantics/blob/master/papers-wip2/seshatism.pdf" text:style-name="Internet_20_link" text:visited-style-name="Visited_20_Internet_20_Link"><text:span text:style-name="T8">https://github.com/advancedresearch/path_semantics/blob/master/papers-wip2/seshatism.pdf</text:span></text:a></text:p>
      <text:p text:style-name="P18"/>
      <text:p text:style-name="P18"><text:reference-mark-start text:name="seshatism vs platonism"/>[11]<text:reference-mark-end text:name="seshatism vs platonism"/><text:tab/>“Seshatism vs Platonism”</text:p>
      <text:p text:style-name="P18"><text:tab/>AdvancedResearch – Summary page on Avatar Extensions</text:p>
      <text:p text:style-name="P18"><text:tab/><text:a xlink:type="simple" xlink:href="https://advancedresearch.github.io/avatar-extensions/summary.html#seshatism-vs-platonism" text:style-name="Internet_20_link" text:visited-style-name="Visited_20_Internet_20_Link"><text:span text:style-name="T8">https://advancedresearch.github.io/avatar-extensions/summary.html#seshatism-vs-platonism</text:span></text:a></text:p>
      <text:p text:style-name="P18"/>
      <text:p text:style-name="P18"><text:reference-mark-start text:name="topology"/>[12]<text:reference-mark-end text:name="topology"/><text:tab/>“Topology”</text:p>
      <text:p text:style-name="P18"><text:tab/>Wikipedia</text:p>
      <text:p text:style-name="P18"><text:tab/><text:a xlink:type="simple" xlink:href="https://en.wikipedia.org/wiki/Topology" text:style-name="Internet_20_link" text:visited-style-name="Visited_20_Internet_20_Link"><text:span text:style-name="T8">https://en.wikipedia.org/wiki/Topology</text:span></text:a></text:p>
      <text:p text:style-name="P18"/>
      <text:p text:style-name="P19"><text:reference-mark-start text:name="topological equivalence"/>[13]<text:reference-mark-end text:name="topological equivalence"/><text:tab/>“Topological equivalence”</text:p>
      <text:p text:style-name="P18"><text:tab/>Encyclopedia of Mathematics</text:p>
      <text:p text:style-name="P18"><text:tab/><text:a xlink:type="simple" xlink:href="https://encyclopediaofmath.org/wiki/Topological_equivalence" text:style-name="Internet_20_link" text:visited-style-name="Visited_20_Internet_20_Link"><text:span text:style-name="T8">https://encyclopediaofmath.org/wiki/Topological_equivalence</text:span></text:a></text:p>
      <text:p text:style-name="P18"/>
      <text:p text:style-name="P18"><text:reference-mark-start text:name="avatar extensions"/>[14]<text:reference-mark-end text:name="avatar extensions"/><text:tab/>“Avatar Extensions”</text:p>
      <text:p text:style-name="P18"><text:tab/>AdvancedResearch – Summary page on Avatar Extensions</text:p>
      <text:p text:style-name="P18"><text:tab/><text:a xlink:type="simple" xlink:href="https://advancedresearch.github.io/avatar-extensions/summary.html" text:style-name="Internet_20_link" text:visited-style-name="Visited_20_Internet_20_Link"><text:span text:style-name="T8">https://advancedresearch.github.io/avatar-extensions/summary.html</text:span></text:a></text:p>
      <text:p text:style-name="P18"/>
      <text:p text:style-name="P20"><text:reference-mark-start text:name="symbolic distinction"/>[15]<text:reference-mark-end text:name="symbolic distinction"/><text:tab/>“Symbolic Distinction”</text:p>
      <text:p text:style-name="P20"><text:tab/>Sven Nilsen, 2021</text:p>
      <text:p text:style-name="P20"><text:tab/><text:a xlink:type="simple" xlink:href="https://github.com/advancedresearch/path_semantics/blob/master/papers-wip2/symbolic-distinction.pdf" text:style-name="Internet_20_link" text:visited-style-name="Visited_20_Internet_20_Link"><text:span text:style-name="T8">https://github.com/advancedresearch/path_semantics/blob/master/papers-wip2/symbolic-distinction.pdf</text:span></text:a></text:p>
      <text:p text:style-name="P20"/>
      <text:p text:style-name="P20"><text:reference-mark-start text:name="homotopy type theory"/>[16]<text:reference-mark-end text:name="homotopy type theory"/><text:tab/>“Homotopy Type Theory”</text:p>
      <text:p text:style-name="P20"><text:tab/>Home page for Homotopy Type Theory</text:p>
      <text:p text:style-name="P20"><text:tab/><text:a xlink:type="simple" xlink:href="https://homotopytypetheory.org/" text:style-name="Internet_20_link" text:visited-style-name="Visited_20_Internet_20_Link"><text:span text:style-name="T8">https://homotopytypetheory.org/</text:span></text:a></text:p>
      <text:p text:style-name="P20"/>
      <text:p text:style-name="P20"><text:reference-mark-start text:name="identity type"/>[17]<text:reference-mark-end text:name="identity type"/><text:tab/>“<text:span text:style-name="T11">identity type”</text:span></text:p>
      <text:p text:style-name="P20"><text:tab/><text:span text:style-name="T11">nLab</text:span></text:p>
      <text:p text:style-name="P20"><text:tab/><text:a xlink:type="simple" xlink:href="https://ncatlab.org/nlab/show/identity+type" text:style-name="Internet_20_link" text:visited-style-name="Visited_20_Internet_20_Link"><text:span text:style-name="T8">https://ncatlab.org/nlab/show/identity+type</text:span></text:a></text:p>
      <text:p text:style-name="P20"/>
      <text:p text:style-name="P21"><text:reference-mark-start text:name="homotopy level"/>[18]<text:reference-mark-end text:name="homotopy level"/><text:tab/>“homotopy level”</text:p>
      <text:p text:style-name="P21"><text:tab/>nLab</text:p>
      <text:p text:style-name="P21"><text:tab/><text:a xlink:type="simple" xlink:href="https://ncatlab.org/nlab/show/homotopy+level" text:style-name="Internet_20_link" text:visited-style-name="Visited_20_Internet_20_Link"><text:span text:style-name="T8">https://ncatlab.org/nlab/show/homotopy+level</text:span></text:a></text:p>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8-31T21:38:54.320969763</meta:creation-date>
    <dc:date>2022-09-01T12:37:01.937667465</dc:date>
    <meta:editing-duration>PT14M18S</meta:editing-duration>
    <meta:editing-cycles>4</meta:editing-cycles>
    <meta:generator>LibreOffice/7.2.2.2$MacOSX_X86_64 LibreOffice_project/02b2acce88a210515b4a5bb2e46cbfb63fe97d56</meta:generator>
    <meta:document-statistic meta:table-count="0" meta:image-count="0" meta:object-count="0" meta:page-count="5" meta:paragraph-count="101" meta:word-count="1176" meta:character-count="8561" meta:non-whitespace-character-count="7371"/>
  </office:meta>
</office:document-meta>
</file>